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5mm" svg:x="333.43mm" svg:y="7.17mm">
            <loext:p draw:notify-on-update-of-ranges="Sheet1.A2:Sheet1.A2 Sheet1.A3:Sheet1.A7 Sheet1.B2:Sheet1.B2 Sheet1.B3:Sheet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336.19mm" svg:y="107.04mm">
            <loext:p draw:notify-on-update-of-ranges="Sheet1.A2:Sheet1.A2 Sheet1.A3:Sheet1.A7 Sheet1.C2:Sheet1.C2 Sheet1.C3:Sheet1.C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161.08mm" svg:y="9.03mm">
            <loext:p draw:notify-on-update-of-ranges="Sheet1.A10:Sheet1.A10 Sheet1.A11:Sheet1.A15 Sheet1.B10:Sheet1.B10 Sheet1.B11:Sheet1.B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7mm" svg:height="90.04mm" svg:x="163.56mm" svg:y="108.37mm">
            <loext:p draw:notify-on-update-of-ranges="Sheet1.A10:Sheet1.A10 Sheet1.A11:Sheet1.A15 Sheet1.C10:Sheet1.C10 Sheet1.C11:Sheet1.C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him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AWT</text:p>
          </table:table-cell>
        </table:table-row>
        <table:table-row table:style-name="ro1">
          <table:table-cell office:value-type="string" calcext:value-type="string">
            <text:p>FCFS</text:p>
          </table:table-cell>
          <table:table-cell office:value-type="float" office:value="7755.682" calcext:value-type="float">
            <text:p>7755.682</text:p>
          </table:table-cell>
          <table:table-cell office:value-type="float" office:value="7735.177" calcext:value-type="float">
            <text:p>7735.177</text:p>
          </table:table-cell>
        </table:table-row>
        <table:table-row table:style-name="ro1">
          <table:table-cell office:value-type="string" calcext:value-type="string">
            <text:p>SJF</text:p>
          </table:table-cell>
          <table:table-cell office:value-type="float" office:value="6972.622" calcext:value-type="float">
            <text:p>6972.622</text:p>
          </table:table-cell>
          <table:table-cell office:value-type="float" office:value="6952.117" calcext:value-type="float">
            <text:p>6952.117</text:p>
          </table:table-cell>
        </table:table-row>
        <table:table-row table:style-name="ro1">
          <table:table-cell office:value-type="string" calcext:value-type="string">
            <text:p>RR <text:s/>Q=15</text:p>
          </table:table-cell>
          <table:table-cell office:value-type="float" office:value="12711.052" calcext:value-type="float">
            <text:p>12711.052</text:p>
          </table:table-cell>
          <table:table-cell office:value-type="float" office:value="12690.547" calcext:value-type="float">
            <text:p>12690.547</text:p>
          </table:table-cell>
        </table:table-row>
        <table:table-row table:style-name="ro1">
          <table:table-cell office:value-type="string" calcext:value-type="string">
            <text:p>RR Q=5</text:p>
          </table:table-cell>
          <table:table-cell office:value-type="float" office:value="13672.057" calcext:value-type="float">
            <text:p>13672.057</text:p>
          </table:table-cell>
          <table:table-cell office:value-type="float" office:value="13651.552" calcext:value-type="float">
            <text:p>13651.552</text:p>
          </table:table-cell>
        </table:table-row>
        <table:table-row table:style-name="ro1">
          <table:table-cell office:value-type="string" calcext:value-type="string">
            <text:p>RR Q=40</text:p>
          </table:table-cell>
          <table:table-cell office:value-type="float" office:value="7755.682" calcext:value-type="float">
            <text:p>7755.682</text:p>
          </table:table-cell>
          <table:table-cell office:value-type="float" office:value="7735.177" calcext:value-type="float">
            <text:p>7735.1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him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AWT</text:p>
          </table:table-cell>
        </table:table-row>
        <table:table-row table:style-name="ro1">
          <table:table-cell office:value-type="string" calcext:value-type="string">
            <text:p>FCFS</text:p>
          </table:table-cell>
          <table:table-cell office:value-type="float" office:value="27817.709" calcext:value-type="float">
            <text:p>27817.709</text:p>
          </table:table-cell>
          <table:table-cell office:value-type="float" office:value="27757.18" calcext:value-type="float">
            <text:p>27757.18</text:p>
          </table:table-cell>
        </table:table-row>
        <table:table-row table:style-name="ro1">
          <table:table-cell office:value-type="string" calcext:value-type="string">
            <text:p>SJF</text:p>
          </table:table-cell>
          <table:table-cell office:value-type="float" office:value="26946.638" calcext:value-type="float">
            <text:p>26946.638</text:p>
          </table:table-cell>
          <table:table-cell office:value-type="float" office:value="26886.109" calcext:value-type="float">
            <text:p>26886.109</text:p>
          </table:table-cell>
        </table:table-row>
        <table:table-row table:style-name="ro1">
          <table:table-cell office:value-type="string" calcext:value-type="string">
            <text:p>RR <text:s/>Q=15</text:p>
          </table:table-cell>
          <table:table-cell office:value-type="float" office:value="51303.723" calcext:value-type="float">
            <text:p>51303.723</text:p>
          </table:table-cell>
          <table:table-cell office:value-type="float" office:value="51243.194" calcext:value-type="float">
            <text:p>51243.194</text:p>
          </table:table-cell>
        </table:table-row>
        <table:table-row table:style-name="ro1">
          <table:table-cell office:value-type="string" calcext:value-type="string">
            <text:p>RR <text:s/>Q=5</text:p>
          </table:table-cell>
          <table:table-cell office:value-type="float" office:value="53650.556" calcext:value-type="float">
            <text:p>53650.556</text:p>
          </table:table-cell>
          <table:table-cell office:value-type="float" office:value="53590.027" calcext:value-type="float">
            <text:p>53590.027</text:p>
          </table:table-cell>
        </table:table-row>
        <table:table-row table:style-name="ro1">
          <table:table-cell office:value-type="string" calcext:value-type="string">
            <text:p>RR <text:s/>Q=40</text:p>
          </table:table-cell>
          <table:table-cell office:value-type="float" office:value="45437.349" calcext:value-type="float">
            <text:p>45437.349</text:p>
          </table:table-cell>
          <table:table-cell office:value-type="float" office:value="45376.82" calcext:value-type="float">
            <text:p>45376.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1:54:52.401158433</meta:creation-date>
    <dc:date>2017-02-10T15:12:44.791968871</dc:date>
    <meta:editing-duration>PT1H55M25S</meta:editing-duration>
    <meta:editing-cycles>1</meta:editing-cycles>
    <meta:document-statistic meta:table-count="1" meta:cell-count="38" meta:object-count="4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7.082cm" svg:y="0.316cm" chart:style-name="ch2">
          <text:p>W1 AAT </text:p>
        </chart:title>
        <chart:legend chart:legend-position="end" svg:x="14.582cm" svg:y="4.204cm" style:legend-expansion="high" chart:style-name="ch3"/>
        <chart:plot-area chart:style-name="ch4" table:cell-range-address="Sheet1.A2:Sheet1.B7" chart:data-source-has-labels="both" svg:x="1.33cm" svg:y="1.275cm" svg:width="12.933cm" svg:height="6.57cm">
          <chartooo:coordinate-region svg:x="2.507cm" svg:y="1.474cm" svg:width="11.756cm" svg:height="5.724cm"/>
          <chart:axis chart:dimension="x" chart:name="primary-x" chart:style-name="ch5" chartooo:axis-type="auto">
            <chartooo:date-scale/>
            <chart:title svg:x="7.051cm" svg:y="8.025cm" chart:style-name="ch6">
              <text:p>Algorithm</text:p>
            </chart:title>
            <chart:categories table:cell-range-address="Sheet1.A3:Sheet1.A7"/>
          </chart:axis>
          <chart:axis chart:dimension="y" chart:name="primary-y" chart:style-name="ch7">
            <chart:title svg:x="0.451cm" svg:y="6.496cm" chart:style-name="ch8">
              <text:p>Average Turnarround Time</text:p>
            </chart:title>
            <chart:grid chart:style-name="ch9" chart:class="major"/>
          </chart:axis>
          <chart:series chart:style-name="ch10" chart:values-cell-range-address="Sheet1.B3:Sheet1.B7" chart:label-cell-address="Sheet1.B2:Sheet1.B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T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A3:Sheet1.A7</svg:desc>
                </draw:g>
              </table:table-cell>
              <table:table-cell office:value-type="float" office:value="7755.682">
                <text:p>7755.682</text:p>
                <draw:g>
                  <svg:desc>Sheet1.B3:Sheet1.B7</svg:desc>
                </draw:g>
              </table:table-cell>
            </table:table-row>
            <table:table-row>
              <table:table-cell office:value-type="string">
                <text:p>SJF</text:p>
              </table:table-cell>
              <table:table-cell office:value-type="float" office:value="6972.622">
                <text:p>6972.622</text:p>
              </table:table-cell>
            </table:table-row>
            <table:table-row>
              <table:table-cell office:value-type="string">
                <text:p>RR  Q=15</text:p>
              </table:table-cell>
              <table:table-cell office:value-type="float" office:value="12711.052">
                <text:p>12711.052</text:p>
              </table:table-cell>
            </table:table-row>
            <table:table-row>
              <table:table-cell office:value-type="string">
                <text:p>RR Q=5</text:p>
              </table:table-cell>
              <table:table-cell office:value-type="float" office:value="13672.057">
                <text:p>13672.057</text:p>
              </table:table-cell>
            </table:table-row>
            <table:table-row>
              <table:table-cell office:value-type="string">
                <text:p>RR Q=40</text:p>
              </table:table-cell>
              <table:table-cell office:value-type="float" office:value="7755.682">
                <text:p>7755.6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7.056cm" svg:y="0.316cm" chart:style-name="ch2">
          <text:p>W1 AWT</text:p>
        </chart:title>
        <chart:legend chart:legend-position="end" svg:x="14.502cm" svg:y="4.204cm" style:legend-expansion="high" chart:style-name="ch3"/>
        <chart:plot-area chart:style-name="ch4" table:cell-range-address="Sheet1.A2:Sheet1.A7 Sheet1.C2:Sheet1.C7" chart:data-source-has-labels="both" svg:x="1.33cm" svg:y="1.275cm" svg:width="12.853cm" svg:height="6.57cm">
          <chartooo:coordinate-region svg:x="2.507cm" svg:y="1.474cm" svg:width="11.676cm" svg:height="5.724cm"/>
          <chart:axis chart:dimension="x" chart:name="primary-x" chart:style-name="ch5" chartooo:axis-type="auto">
            <chartooo:date-scale/>
            <chart:title svg:x="7.011cm" svg:y="8.025cm" chart:style-name="ch6">
              <text:p>Algorithm</text:p>
            </chart:title>
            <chart:categories table:cell-range-address="Sheet1.A3:Sheet1.A7"/>
          </chart:axis>
          <chart:axis chart:dimension="y" chart:name="primary-y" chart:style-name="ch7">
            <chart:title svg:x="0.451cm" svg:y="6.152cm" chart:style-name="ch8">
              <text:p>Average Waiting Time</text:p>
            </chart:title>
            <chart:grid chart:style-name="ch9" chart:class="major"/>
          </chart:axis>
          <chart:series chart:style-name="ch10" chart:values-cell-range-address="Sheet1.C3:Sheet1.C7" chart:label-cell-address="Sheet1.C2:Sheet1.C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WT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A3:Sheet1.A7</svg:desc>
                </draw:g>
              </table:table-cell>
              <table:table-cell office:value-type="float" office:value="7735.177">
                <text:p>7735.177</text:p>
                <draw:g>
                  <svg:desc>Sheet1.C3:Sheet1.C7</svg:desc>
                </draw:g>
              </table:table-cell>
            </table:table-row>
            <table:table-row>
              <table:table-cell office:value-type="string">
                <text:p>SJF</text:p>
              </table:table-cell>
              <table:table-cell office:value-type="float" office:value="6952.117">
                <text:p>6952.117</text:p>
              </table:table-cell>
            </table:table-row>
            <table:table-row>
              <table:table-cell office:value-type="string">
                <text:p>RR  Q=15</text:p>
              </table:table-cell>
              <table:table-cell office:value-type="float" office:value="12690.547">
                <text:p>12690.547</text:p>
              </table:table-cell>
            </table:table-row>
            <table:table-row>
              <table:table-cell office:value-type="string">
                <text:p>RR Q=5</text:p>
              </table:table-cell>
              <table:table-cell office:value-type="float" office:value="13651.552">
                <text:p>13651.552</text:p>
              </table:table-cell>
            </table:table-row>
            <table:table-row>
              <table:table-cell office:value-type="string">
                <text:p>RR Q=40</text:p>
              </table:table-cell>
              <table:table-cell office:value-type="float" office:value="7735.177">
                <text:p>7735.1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7.135cm" svg:y="0.316cm" chart:style-name="ch2">
          <text:p>W2 AAT</text:p>
        </chart:title>
        <chart:legend chart:legend-position="end" svg:x="14.582cm" svg:y="4.204cm" style:legend-expansion="high" chart:style-name="ch3"/>
        <chart:plot-area chart:style-name="ch4" table:cell-range-address="Sheet1.A10:Sheet1.B15" chart:data-source-has-labels="both" svg:x="1.33cm" svg:y="1.275cm" svg:width="12.933cm" svg:height="6.57cm">
          <chartooo:coordinate-region svg:x="2.507cm" svg:y="1.474cm" svg:width="11.756cm" svg:height="5.724cm"/>
          <chart:axis chart:dimension="x" chart:name="primary-x" chart:style-name="ch5" chartooo:axis-type="auto">
            <chartooo:date-scale/>
            <chart:title svg:x="7.051cm" svg:y="8.025cm" chart:style-name="ch6">
              <text:p>Algorithm</text:p>
            </chart:title>
            <chart:categories table:cell-range-address="Sheet1.A11:Sheet1.A15"/>
          </chart:axis>
          <chart:axis chart:dimension="y" chart:name="primary-y" chart:style-name="ch7">
            <chart:title svg:x="0.451cm" svg:y="6.443cm" chart:style-name="ch8">
              <text:p>Average Turnaround Time</text:p>
            </chart:title>
            <chart:grid chart:style-name="ch9" chart:class="major"/>
          </chart:axis>
          <chart:series chart:style-name="ch10" chart:values-cell-range-address="Sheet1.B11:Sheet1.B15" chart:label-cell-address="Sheet1.B10:Sheet1.B10" chart:class="chart:bar">
            <chart:data-point chart:repeated="2"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T</text:p>
                <draw:g>
                  <svg:desc>Sheet1.B10:Sheet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A11:Sheet1.A15</svg:desc>
                </draw:g>
              </table:table-cell>
              <table:table-cell office:value-type="float" office:value="27817.709">
                <text:p>27817.709</text:p>
                <draw:g>
                  <svg:desc>Sheet1.B11:Sheet1.B15</svg:desc>
                </draw:g>
              </table:table-cell>
            </table:table-row>
            <table:table-row>
              <table:table-cell office:value-type="string">
                <text:p>SJF</text:p>
              </table:table-cell>
              <table:table-cell office:value-type="float" office:value="26946.638">
                <text:p>26946.638</text:p>
              </table:table-cell>
            </table:table-row>
            <table:table-row>
              <table:table-cell office:value-type="string">
                <text:p>RR  Q=15</text:p>
              </table:table-cell>
              <table:table-cell office:value-type="float" office:value="51303.723">
                <text:p>51303.723</text:p>
              </table:table-cell>
            </table:table-row>
            <table:table-row>
              <table:table-cell office:value-type="string">
                <text:p>RR  Q=5</text:p>
              </table:table-cell>
              <table:table-cell office:value-type="float" office:value="53650.556">
                <text:p>53650.556</text:p>
              </table:table-cell>
            </table:table-row>
            <table:table-row>
              <table:table-cell office:value-type="string">
                <text:p>RR  Q=40</text:p>
              </table:table-cell>
              <table:table-cell office:value-type="float" office:value="45437.349">
                <text:p>45437.3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7.056cm" svg:y="0.316cm" chart:style-name="ch2">
          <text:p>W2 AWT</text:p>
        </chart:title>
        <chart:legend chart:legend-position="end" svg:x="14.502cm" svg:y="4.203cm" style:legend-expansion="high" chart:style-name="ch3"/>
        <chart:plot-area chart:style-name="ch4" table:cell-range-address="Sheet1.A10:Sheet1.A15 Sheet1.C10:Sheet1.C15" chart:data-source-has-labels="both" svg:x="1.33cm" svg:y="1.275cm" svg:width="12.853cm" svg:height="6.569cm">
          <chartooo:coordinate-region svg:x="2.507cm" svg:y="1.474cm" svg:width="11.676cm" svg:height="5.723cm"/>
          <chart:axis chart:dimension="x" chart:name="primary-x" chart:style-name="ch5" chartooo:axis-type="auto">
            <chartooo:date-scale/>
            <chart:title svg:x="7.011cm" svg:y="8.024cm" chart:style-name="ch6">
              <text:p>Algorithm</text:p>
            </chart:title>
            <chart:categories table:cell-range-address="Sheet1.A11:Sheet1.A15"/>
          </chart:axis>
          <chart:axis chart:dimension="y" chart:name="primary-y" chart:style-name="ch7">
            <chart:title svg:x="0.451cm" svg:y="6.151cm" chart:style-name="ch8">
              <text:p>Average Waiting Time</text:p>
            </chart:title>
            <chart:grid chart:style-name="ch9" chart:class="major"/>
          </chart:axis>
          <chart:series chart:style-name="ch10" chart:values-cell-range-address="Sheet1.C11:Sheet1.C15" chart:label-cell-address="Sheet1.C10:Sheet1.C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WT</text:p>
                <draw:g>
                  <svg:desc>Sheet1.C10:Sheet1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A11:Sheet1.A15</svg:desc>
                </draw:g>
              </table:table-cell>
              <table:table-cell office:value-type="float" office:value="27757.18">
                <text:p>27757.18</text:p>
                <draw:g>
                  <svg:desc>Sheet1.C11:Sheet1.C15</svg:desc>
                </draw:g>
              </table:table-cell>
            </table:table-row>
            <table:table-row>
              <table:table-cell office:value-type="string">
                <text:p>SJF</text:p>
              </table:table-cell>
              <table:table-cell office:value-type="float" office:value="26886.109">
                <text:p>26886.109</text:p>
              </table:table-cell>
            </table:table-row>
            <table:table-row>
              <table:table-cell office:value-type="string">
                <text:p>RR  Q=15</text:p>
              </table:table-cell>
              <table:table-cell office:value-type="float" office:value="51243.194">
                <text:p>51243.194</text:p>
              </table:table-cell>
            </table:table-row>
            <table:table-row>
              <table:table-cell office:value-type="string">
                <text:p>RR  Q=5</text:p>
              </table:table-cell>
              <table:table-cell office:value-type="float" office:value="53590.027">
                <text:p>53590.027</text:p>
              </table:table-cell>
            </table:table-row>
            <table:table-row>
              <table:table-cell office:value-type="string">
                <text:p>RR  Q=40</text:p>
              </table:table-cell>
              <table:table-cell office:value-type="float" office:value="45376.82">
                <text:p>45376.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